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6105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">
        <text:h text:style-name="Heading_20_3" text:outline-level="3">Menu: Optio<text:span text:style-name="T1">ns</text:span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3" meta:non-whitespace-character-count="12"/>
    <dc:date>2014-06-24T13:39:05.229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